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="solid" draw:fill-color="#dddddd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.5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/>
    </style:style>
    <style:style style:name="gr5" style:family="graphic" style:parent-style-name="standard">
      <style:graphic-properties svg:stroke-width="0.03cm" svg:stroke-color="#000000" draw:marker-start-width="0.295cm" draw:marker-end-width="0.295cm" draw:fill="none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2cm" fo:min-width="0.5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9cm" fo:min-width="0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.5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.3cm" svg:height="1.2cm" svg:x="11.8cm" svg:y="7.5cm">
            <text:p/>
          </draw:ellipse>
          <draw:frame draw:style-name="gr2" draw:layer="layout" svg:width="1.056cm" svg:height="1.33cm" svg:x="12.057cm" svg:y="7.624cm">
            <draw:text-box>
              <text:p>8</text:p>
            </draw:text-box>
          </draw:frame>
        </draw:g>
        <draw:g>
          <draw:ellipse draw:style-name="gr1" draw:text-style-name="P1" draw:layer="layout" svg:width="1.3cm" svg:height="1.2cm" svg:x="11.8cm" svg:y="3.8cm">
            <text:p/>
          </draw:ellipse>
          <draw:frame draw:style-name="gr3" draw:layer="layout" svg:width="1.056cm" svg:height="0.963cm" svg:x="12.082cm" svg:y="3.949cm">
            <draw:text-box>
              <text:p>9</text:p>
            </draw:text-box>
          </draw:frame>
        </draw:g>
        <draw:g>
          <draw:frame draw:style-name="gr4" draw:layer="layout" svg:width="1.205cm" svg:height="0.963cm" svg:x="13.138cm" svg:y="5.649cm">
            <draw:text-box>
              <text:p>10</text:p>
            </draw:text-box>
          </draw:frame>
          <draw:ellipse draw:style-name="gr5" draw:text-style-name="P1" draw:layer="layout" svg:width="1.3cm" svg:height="1.2cm" svg:x="13.1cm" svg:y="5.5cm">
            <text:p/>
          </draw:ellipse>
        </draw:g>
        <draw:g>
          <draw:ellipse draw:style-name="gr1" draw:text-style-name="P1" draw:layer="layout" svg:width="1.3cm" svg:height="1.2cm" svg:x="10.762cm" svg:y="5.588cm">
            <text:p/>
          </draw:ellipse>
          <draw:frame draw:style-name="gr6" draw:layer="layout" svg:width="1.056cm" svg:height="2.925cm" svg:x="11.044cm" svg:y="5.775cm">
            <draw:text-box>
              <text:p>7</text:p>
            </draw:text-box>
          </draw:frame>
        </draw:g>
        <draw:g>
          <draw:frame draw:style-name="gr3" draw:layer="layout" svg:width="1.056cm" svg:height="0.963cm" svg:x="6.638cm" svg:y="8.849cm">
            <draw:text-box>
              <text:p>3</text:p>
            </draw:text-box>
          </draw:frame>
          <draw:ellipse draw:style-name="gr5" draw:text-style-name="P1" draw:layer="layout" svg:width="1.3cm" svg:height="1.2cm" svg:x="6.4cm" svg:y="8.7cm">
            <text:p/>
          </draw:ellipse>
        </draw:g>
        <draw:g>
          <draw:frame draw:style-name="gr7" draw:layer="layout" svg:width="1.056cm" svg:height="2.399cm" svg:x="9.138cm" svg:y="2.39cm">
            <draw:text-box>
              <text:p>6</text:p>
            </draw:text-box>
          </draw:frame>
          <draw:ellipse draw:style-name="gr5" draw:text-style-name="P1" draw:layer="layout" svg:width="1.3cm" svg:height="1.2cm" svg:x="8.9cm" svg:y="2.234cm">
            <text:p/>
          </draw:ellipse>
        </draw:g>
        <draw:g>
          <draw:frame draw:style-name="gr8" draw:layer="layout" svg:width="0.853cm" svg:height="0.963cm" svg:x="5.038cm" svg:y="7.349cm">
            <draw:text-box>
              <text:p>2</text:p>
            </draw:text-box>
          </draw:frame>
          <draw:ellipse draw:style-name="gr5" draw:text-style-name="P1" draw:layer="layout" svg:width="1.3cm" svg:height="1.2cm" svg:x="4.8cm" svg:y="7.23cm">
            <text:p/>
          </draw:ellipse>
        </draw:g>
        <draw:g>
          <draw:frame draw:style-name="gr9" draw:layer="layout" svg:width="1.056cm" svg:height="0.975cm" svg:x="7.338cm" svg:y="5.637cm">
            <draw:text-box>
              <text:p>5</text:p>
            </draw:text-box>
          </draw:frame>
          <draw:ellipse draw:style-name="gr5" draw:text-style-name="P1" draw:layer="layout" svg:width="1.3cm" svg:height="1.2cm" svg:x="7.1cm" svg:y="5.5cm">
            <text:p/>
          </draw:ellipse>
        </draw:g>
        <draw:g>
          <draw:frame draw:style-name="gr10" draw:layer="layout" svg:width="0.853cm" svg:height="0.963cm" svg:x="3.738cm" svg:y="5.612cm">
            <draw:text-box>
              <text:p>1</text:p>
            </draw:text-box>
          </draw:frame>
          <draw:ellipse draw:style-name="gr5" draw:text-style-name="P1" draw:layer="layout" svg:width="1.3cm" svg:height="1.2cm" svg:x="3.5cm" svg:y="5.469cm">
            <text:p/>
          </draw:ellipse>
        </draw:g>
        <draw:g>
          <draw:frame draw:style-name="gr8" draw:layer="layout" svg:width="0.853cm" svg:height="0.963cm" svg:x="5.938cm" svg:y="4.049cm">
            <draw:text-box>
              <text:p>4</text:p>
            </draw:text-box>
          </draw:frame>
          <draw:ellipse draw:style-name="gr5" draw:text-style-name="P1" draw:layer="layout" svg:width="1.3cm" svg:height="1.2cm" svg:x="5.7cm" svg:y="3.9cm">
            <text:p/>
          </draw:ellipse>
        </draw:g>
        <draw:line draw:style-name="gr11" draw:text-style-name="P1" draw:layer="layout" svg:x1="9cm" svg:y1="3.1cm" svg:x2="7cm" svg:y2="4.2cm">
          <text:p/>
        </draw:line>
        <draw:line draw:style-name="gr11" draw:text-style-name="P1" draw:layer="layout" svg:x1="10.2cm" svg:y1="3cm" svg:x2="11.9cm" svg:y2="4.1cm">
          <text:p/>
        </draw:line>
        <draw:line draw:style-name="gr11" draw:text-style-name="P1" draw:layer="layout" svg:x1="11.6cm" svg:y1="6.8cm" svg:x2="12.1cm" svg:y2="7.6cm">
          <text:p/>
        </draw:line>
        <draw:line draw:style-name="gr11" draw:text-style-name="P1" draw:layer="layout" svg:x1="12.2cm" svg:y1="5cm" svg:x2="11.8cm" svg:y2="5.7cm">
          <text:p/>
        </draw:line>
        <draw:line draw:style-name="gr11" draw:text-style-name="P1" draw:layer="layout" svg:x1="6.7cm" svg:y1="5cm" svg:x2="7.3cm" svg:y2="5.7cm">
          <text:p/>
        </draw:line>
        <draw:line draw:style-name="gr11" draw:text-style-name="P1" draw:layer="layout" svg:x1="5.9cm" svg:y1="4.9cm" svg:x2="4.7cm" svg:y2="5.7cm">
          <text:p/>
        </draw:line>
        <draw:line draw:style-name="gr11" draw:text-style-name="P1" draw:layer="layout" svg:x1="4.5cm" svg:y1="6.6cm" svg:x2="5.1cm" svg:y2="7.3cm">
          <text:p/>
        </draw:line>
        <draw:line draw:style-name="gr11" draw:text-style-name="P1" draw:layer="layout" svg:x1="12.9cm" svg:y1="4.8cm" svg:x2="13.4cm" svg:y2="5.6cm">
          <text:p/>
        </draw:line>
        <draw:line draw:style-name="gr11" draw:text-style-name="P1" draw:layer="layout" svg:x1="6cm" svg:y1="8.2cm" svg:x2="6.7cm" svg:y2="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7-07-12T19:37:51.28</meta:creation-date>
    <dc:date>2017-07-13T22:50:53.22</dc:date>
    <dc:creator>SSE </dc:creator>
    <meta:editing-duration>PT13H16M51S</meta:editing-duration>
    <meta:editing-cycles>9</meta:editing-cycles>
    <meta:generator>OpenOffice/4.1.0$Win32 OpenOffice.org_project/410m18$Build-9764</meta:generator>
    <meta:document-statistic meta:object-count="39"/>
  </office:meta>
</office:document-meta>
</file>